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Text_20_body">
      <style:text-properties fo:font-variant="normal" fo:text-transform="none" fo:color="#000000" style:font-name="Arial" fo:font-size="12pt" fo:letter-spacing="normal" fo:font-style="normal" fo:font-weight="normal" style:font-size-asian="12pt" style:font-size-complex="12pt"/>
    </style:style>
    <style:style style:name="P4" style:family="paragraph" style:parent-style-name="Text_20_body">
      <style:text-properties fo:font-variant="normal" fo:text-transform="none" fo:color="#000000" style:font-name="Arial" fo:font-size="12pt" fo:letter-spacing="normal" style:font-size-asian="12pt" style:font-size-complex="12pt"/>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fo:font-style="normal" fo:font-weight="normal"/>
    </style:style>
    <style:style style:name="T2" style:family="text">
      <style:text-properties fo:font-variant="normal" fo:text-transform="none" fo:color="#000000" fo:font-size="12pt" fo:letter-spacing="normal" fo:font-style="normal" fo:font-weight="normal" style:font-size-asian="12pt" style:font-size-complex="12pt"/>
    </style:style>
  </office:automatic-styles>
  <office:body>
    <office:text text:use-soft-page-breaks="true">
      <office:forms form:automatic-focus="false" form:apply-design-mode="false"/>
      <text:tracked-changes text:track-changes="false">
        <text:changed-region xml:id="ct2446322863184" text:id="ct2446322863184">
          <text:insertion>
            <office:change-info>
              <dc:creator>Unknown Author</dc:creator>
              <dc:date>2024-04-13T07:49:39.661000000</dc:date>
            </office:change-info>
          </text:insertion>
        </text:changed-region>
        <text:changed-region xml:id="ct2446322862944" text:id="ct2446322862944">
          <text:insertion>
            <office:change-info>
              <dc:creator>Unknown Author</dc:creator>
              <dc:date>2024-04-13T07:49:39.661000000</dc:date>
            </office:change-info>
          </text:insertion>
        </text:changed-region>
        <text:changed-region xml:id="ct2447963760032" text:id="ct2447963760032">
          <text:deletion>
            <office:change-info>
              <dc:creator>Unknown Author</dc:creator>
              <dc:date>2024-04-13T07:49:39.661000000</dc:date>
            </office:change-info>
            <text:p text:style-name="P5">, 1999 </text:p>
          </text:deletion>
        </text:changed-region>
        <text:changed-region xml:id="ct2446322862704" text:id="ct2446322862704">
          <text:insertion>
            <office:change-info>
              <dc:creator>Unknown Author</dc:creator>
              <dc:date>2024-04-13T07:49:39.661000000</dc:date>
            </office:change-info>
          </text:insertion>
        </text:changed-region>
        <text:changed-region xml:id="ct2447963760272" text:id="ct2447963760272">
          <text:deletion>
            <office:change-info>
              <dc:creator>Unknown Author</dc:creator>
              <dc:date>2024-04-13T07:49:39.661000000</dc:date>
            </office:change-info>
            <text:p text:style-name="P5"><text:s/>59 Temple Place, Suite 330</text:p>
          </text:deletion>
        </text:changed-region>
        <text:changed-region xml:id="ct2446322855744" text:id="ct2446322855744">
          <text:insertion>
            <office:change-info>
              <dc:creator>Unknown Author</dc:creator>
              <dc:date>2024-04-13T07:49:39.661000000</dc:date>
            </office:change-info>
          </text:insertion>
        </text:changed-region>
        <text:changed-region xml:id="ct2447963760512" text:id="ct2447963760512">
          <text:deletion>
            <office:change-info>
              <dc:creator>Unknown Author</dc:creator>
              <dc:date>2024-04-13T07:49:39.661000000</dc:date>
            </office:change-info>
            <text:p text:style-name="P5">02111-1307 USA </text:p>
          </text:deletion>
        </text:changed-region>
        <text:changed-region xml:id="ct2446322853584" text:id="ct2446322853584">
          <text:insertion>
            <office:change-info>
              <dc:creator>Unknown Author</dc:creator>
              <dc:date>2024-04-13T07:49:39.661000000</dc:date>
            </office:change-info>
          </text:insertion>
        </text:changed-region>
        <text:changed-region xml:id="ct2446311055952" text:id="ct2446311055952">
          <text:deletion>
            <office:change-info>
              <dc:creator>Unknown Author</dc:creator>
              <dc:date>2024-04-13T07:49:39.661000000</dc:date>
            </office:change-info>
            <text:p text:style-name="P3">Lesser</text:p>
          </text:deletion>
        </text:changed-region>
        <text:changed-region xml:id="ct2446322853824" text:id="ct2446322853824">
          <text:insertion>
            <office:change-info>
              <dc:creator>Unknown Author</dc:creator>
              <dc:date>2024-04-13T07:49:39.661000000</dc:date>
            </office:change-info>
          </text:insertion>
        </text:changed-region>
        <text:changed-region xml:id="ct2446311057152" text:id="ct2446311057152">
          <text:deletion>
            <office:change-info>
              <dc:creator>Unknown Author</dc:creator>
              <dc:date>2024-04-13T07:49:39.661000000</dc:date>
            </office:change-info>
            <text:p text:style-name="P3">also counts as the successor of the GNU Library Public License, version 2, hence the version number 2.1</text:p>
          </text:deletion>
        </text:changed-region>
        <text:changed-region xml:id="ct2446322853344" text:id="ct2446322853344">
          <text:insertion>
            <office:change-info>
              <dc:creator>Unknown Author</dc:creator>
              <dc:date>2024-04-13T07:49:39.661000000</dc:date>
            </office:change-info>
          </text:insertion>
        </text:changed-region>
        <text:changed-region xml:id="ct2446311066032" text:id="ct2446311066032">
          <text:deletion>
            <office:change-info>
              <dc:creator>Unknown Author</dc:creator>
              <dc:date>2024-04-13T07:49:39.661000000</dc:date>
            </office:change-info>
            <text:p text:style-name="P3">Lesser</text:p>
          </text:deletion>
        </text:changed-region>
        <text:changed-region xml:id="ct2446311063152" text:id="ct2446311063152">
          <text:deletion>
            <office:change-info>
              <dc:creator>Unknown Author</dc:creator>
              <dc:date>2024-04-13T07:49:39.661000000</dc:date>
            </office:change-info>
            <text:p text:style-name="P3">software packages–typically libraries–of the </text:p>
          </text:deletion>
        </text:changed-region>
        <text:changed-region xml:id="ct2446322849024" text:id="ct2446322849024">
          <text:insertion>
            <office:change-info>
              <dc:creator>Unknown Author</dc:creator>
              <dc:date>2024-04-13T07:49:39.661000000</dc:date>
            </office:change-info>
          </text:insertion>
        </text:changed-region>
        <text:changed-region xml:id="ct2446311058592" text:id="ct2446311058592">
          <text:deletion>
            <office:change-info>
              <dc:creator>Unknown Author</dc:creator>
              <dc:date>2024-04-13T07:49:39.661000000</dc:date>
            </office:change-info>
            <text:p text:style-name="P3">and other authors who </text:p>
          </text:deletion>
        </text:changed-region>
        <text:changed-region xml:id="ct2446322848784" text:id="ct2446322848784">
          <text:insertion>
            <office:change-info>
              <dc:creator>Unknown Author</dc:creator>
              <dc:date>2024-04-13T07:49:39.661000000</dc:date>
            </office:change-info>
          </text:insertion>
        </text:changed-region>
        <text:changed-region xml:id="ct2446311062192" text:id="ct2446311062192">
          <text:deletion>
            <office:change-info>
              <dc:creator>Unknown Author</dc:creator>
              <dc:date>2024-04-13T07:49:39.661000000</dc:date>
            </office:change-info>
            <text:p text:style-name="P3">too, but we suggest you first think carefully about whether this license or the ordinary General Public License is the better strategy to use in any particular case, based on the explanations below</text:p>
          </text:deletion>
        </text:changed-region>
        <text:changed-region xml:id="ct2446314466128" text:id="ct2446314466128">
          <text:deletion>
            <office:change-info>
              <dc:creator>Unknown Author</dc:creator>
              <dc:date>2024-04-13T07:49:39.661000000</dc:date>
            </office:change-info>
            <text:p text:style-name="P3"><text:s/>of use</text:p>
          </text:deletion>
        </text:changed-region>
        <text:changed-region xml:id="ct2446322851424" text:id="ct2446322851424">
          <text:insertion>
            <office:change-info>
              <dc:creator>Unknown Author</dc:creator>
              <dc:date>2024-04-13T07:49:39.661000000</dc:date>
            </office:change-info>
          </text:insertion>
        </text:changed-region>
        <text:changed-region xml:id="ct2446314460128" text:id="ct2446314460128">
          <text:deletion>
            <office:change-info>
              <dc:creator>Unknown Author</dc:creator>
              <dc:date>2024-04-13T07:49:39.661000000</dc:date>
            </office:change-info>
            <text:p text:style-name="P3">;</text:p>
          </text:deletion>
        </text:changed-region>
        <text:changed-region xml:id="ct2446322847824" text:id="ct2446322847824">
          <text:insertion>
            <office:change-info>
              <dc:creator>Unknown Author</dc:creator>
              <dc:date>2024-04-13T07:49:39.661000000</dc:date>
            </office:change-info>
          </text:insertion>
        </text:changed-region>
        <text:changed-region xml:id="ct2446314458448" text:id="ct2446314458448">
          <text:deletion>
            <office:change-info>
              <dc:creator>Unknown Author</dc:creator>
              <dc:date>2024-04-13T07:49:39.661000000</dc:date>
            </office:change-info>
            <text:p text:style-name="P3">;</text:p>
          </text:deletion>
        </text:changed-region>
        <text:changed-region xml:id="ct2446322857424" text:id="ct2446322857424">
          <text:insertion>
            <office:change-info>
              <dc:creator>Unknown Author</dc:creator>
              <dc:date>2024-04-13T07:49:39.661000000</dc:date>
            </office:change-info>
          </text:insertion>
        </text:changed-region>
        <text:changed-region xml:id="ct2446314471648" text:id="ct2446314471648">
          <text:deletion>
            <office:change-info>
              <dc:creator>Unknown Author</dc:creator>
              <dc:date>2024-04-13T07:49:39.661000000</dc:date>
            </office:change-info>
            <text:p text:style-name="P3">and</text:p>
          </text:deletion>
        </text:changed-region>
        <text:changed-region xml:id="ct2446322860064" text:id="ct2446322860064">
          <text:insertion>
            <office:change-info>
              <dc:creator>Unknown Author</dc:creator>
              <dc:date>2024-04-13T07:49:39.661000000</dc:date>
            </office:change-info>
          </text:insertion>
        </text:changed-region>
        <text:changed-region xml:id="ct2446314459888" text:id="ct2446314459888">
          <text:deletion>
            <office:change-info>
              <dc:creator>Unknown Author</dc:creator>
              <dc:date>2024-04-13T07:49:39.661000000</dc:date>
            </office:change-info>
            <text:p text:style-name="P3">are informed that </text:p>
          </text:deletion>
        </text:changed-region>
        <text:changed-region xml:id="ct2446322857904" text:id="ct2446322857904">
          <text:insertion>
            <office:change-info>
              <dc:creator>Unknown Author</dc:creator>
              <dc:date>2024-04-13T07:49:39.661000000</dc:date>
            </office:change-info>
          </text:insertion>
        </text:changed-region>
        <text:changed-region xml:id="ct2446322858864" text:id="ct2446322858864">
          <text:insertion>
            <office:change-info>
              <dc:creator>Unknown Author</dc:creator>
              <dc:date>2024-04-13T07:49:39.661000000</dc:date>
            </office:change-info>
          </text:insertion>
        </text:changed-region>
        <text:changed-region xml:id="ct2446314457968" text:id="ct2446314457968">
          <text:deletion>
            <office:change-info>
              <dc:creator>Unknown Author</dc:creator>
              <dc:date>2024-04-13T07:49:39.661000000</dc:date>
            </office:change-info>
            <text:p text:style-name="P3">distributors</text:p>
          </text:deletion>
        </text:changed-region>
        <text:changed-region xml:id="ct2446322848544" text:id="ct2446322848544">
          <text:insertion>
            <office:change-info>
              <dc:creator>Unknown Author</dc:creator>
              <dc:date>2024-04-13T07:49:39.661000000</dc:date>
            </office:change-info>
          </text:insertion>
        </text:changed-region>
        <text:changed-region xml:id="ct2446314464448" text:id="ct2446314464448">
          <text:deletion>
            <office:change-info>
              <dc:creator>Unknown Author</dc:creator>
              <dc:date>2024-04-13T07:49:39.661000000</dc:date>
            </office:change-info>
            <text:p text:style-name="P3">these</text:p>
          </text:deletion>
        </text:changed-region>
        <text:changed-region xml:id="ct2446322855984" text:id="ct2446322855984">
          <text:insertion>
            <office:change-info>
              <dc:creator>Unknown Author</dc:creator>
              <dc:date>2024-04-13T07:49:39.661000000</dc:date>
            </office:change-info>
          </text:insertion>
        </text:changed-region>
        <text:changed-region xml:id="ct2446322851904" text:id="ct2446322851904">
          <text:insertion>
            <office:change-info>
              <dc:creator>Unknown Author</dc:creator>
              <dc:date>2024-04-13T07:49:39.661000000</dc:date>
            </office:change-info>
          </text:insertion>
        </text:changed-region>
        <text:changed-region xml:id="ct2446322859344" text:id="ct2446322859344">
          <text:insertion>
            <office:change-info>
              <dc:creator>Unknown Author</dc:creator>
              <dc:date>2024-04-13T07:49:39.661000000</dc:date>
            </office:change-info>
          </text:insertion>
        </text:changed-region>
        <text:changed-region xml:id="ct2446314470928" text:id="ct2446314470928">
          <text:deletion>
            <office:change-info>
              <dc:creator>Unknown Author</dc:creator>
              <dc:date>2024-04-13T07:49:39.661000000</dc:date>
            </office:change-info>
            <text:p text:style-name="P3">other code</text:p>
          </text:deletion>
        </text:changed-region>
        <text:changed-region xml:id="ct2446314467808" text:id="ct2446314467808">
          <text:deletion>
            <office:change-info>
              <dc:creator>Unknown Author</dc:creator>
              <dc:date>2024-04-13T07:49:39.661000000</dc:date>
            </office:change-info>
            <text:p text:style-name="P3"/>
            <text:p text:style-name="P3"/>
          </text:deletion>
        </text:changed-region>
        <text:changed-region xml:id="ct2446322859584" text:id="ct2446322859584">
          <text:insertion>
            <office:change-info>
              <dc:creator>Unknown Author</dc:creator>
              <dc:date>2024-04-13T07:49:39.661000000</dc:date>
            </office:change-info>
          </text:insertion>
        </text:changed-region>
        <text:changed-region xml:id="ct2446314463248" text:id="ct2446314463248">
          <text:deletion>
            <office:change-info>
              <dc:creator>Unknown Author</dc:creator>
              <dc:date>2024-04-13T07:49:39.661000000</dc:date>
            </office:change-info>
            <text:p text:style-name="P3">We protect </text:p>
          </text:deletion>
        </text:changed-region>
        <text:changed-region xml:id="ct2446322861744" text:id="ct2446322861744">
          <text:insertion>
            <office:change-info>
              <dc:creator>Unknown Author</dc:creator>
              <dc:date>2024-04-13T07:49:39.661000000</dc:date>
            </office:change-info>
          </text:insertion>
        </text:changed-region>
        <text:changed-region xml:id="ct2446314462768" text:id="ct2446314462768">
          <text:deletion>
            <office:change-info>
              <dc:creator>Unknown Author</dc:creator>
              <dc:date>2024-04-13T07:49:39.661000000</dc:date>
            </office:change-info>
            <text:p text:style-name="P3">with a two-step method</text:p>
          </text:deletion>
        </text:changed-region>
        <text:changed-region xml:id="ct2446314468048" text:id="ct2446314468048">
          <text:deletion>
            <office:change-info>
              <dc:creator>Unknown Author</dc:creator>
              <dc:date>2024-04-13T07:49:39.661000000</dc:date>
            </office:change-info>
            <text:p text:style-name="P3">we </text:p>
          </text:deletion>
        </text:changed-region>
        <text:changed-region xml:id="ct2446314471168" text:id="ct2446314471168">
          <text:deletion>
            <office:change-info>
              <dc:creator>Unknown Author</dc:creator>
              <dc:date>2024-04-13T07:49:39.661000000</dc:date>
            </office:change-info>
            <text:p text:style-name="P3">we </text:p>
          </text:deletion>
        </text:changed-region>
        <text:changed-region xml:id="ct2446314465648" text:id="ct2446314465648">
          <text:deletion>
            <office:change-info>
              <dc:creator>Unknown Author</dc:creator>
              <dc:date>2024-04-13T07:49:39.661000000</dc:date>
            </office:change-info>
            <text:p text:style-name="P3">,</text:p>
          </text:deletion>
        </text:changed-region>
        <text:changed-region xml:id="ct2446314464928" text:id="ct2446314464928">
          <text:deletion>
            <office:change-info>
              <dc:creator>Unknown Author</dc:creator>
              <dc:date>2024-04-13T07:49:39.661000000</dc:date>
            </office:change-info>
            <text:p text:style-name="P3"/>
            <text:p text:style-name="P3"/>
          </text:deletion>
        </text:changed-region>
        <text:changed-region xml:id="ct2446322849504" text:id="ct2446322849504">
          <text:insertion>
            <office:change-info>
              <dc:creator>Unknown Author</dc:creator>
              <dc:date>2024-04-13T07:49:39.661000000</dc:date>
            </office:change-info>
          </text:insertion>
        </text:changed-region>
        <text:changed-region xml:id="ct2446314467568" text:id="ct2446314467568">
          <text:deletion>
            <office:change-info>
              <dc:creator>Unknown Author</dc:creator>
              <dc:date>2024-04-13T07:49:39.661000000</dc:date>
            </office:change-info>
            <text:p text:style-name="P3">To protect</text:p>
          </text:deletion>
        </text:changed-region>
        <text:changed-region xml:id="ct2446322854544" text:id="ct2446322854544">
          <text:insertion>
            <office:change-info>
              <dc:creator>Unknown Author</dc:creator>
              <dc:date>2024-04-13T07:49:39.661000000</dc:date>
            </office:change-info>
          </text:insertion>
        </text:changed-region>
        <text:changed-region xml:id="ct2446322854304" text:id="ct2446322854304">
          <text:insertion>
            <office:change-info>
              <dc:creator>Unknown Author</dc:creator>
              <dc:date>2024-04-13T07:49:39.661000000</dc:date>
            </office:change-info>
          </text:insertion>
        </text:changed-region>
        <text:changed-region xml:id="ct2446314469248" text:id="ct2446314469248">
          <text:deletion>
            <office:change-info>
              <dc:creator>Unknown Author</dc:creator>
              <dc:date>2024-04-13T07:49:39.661000000</dc:date>
            </office:change-info>
            <text:p text:style-name="P3">it very clear </text:p>
          </text:deletion>
        </text:changed-region>
        <text:changed-region xml:id="ct2446322855024" text:id="ct2446322855024">
          <text:insertion>
            <office:change-info>
              <dc:creator>Unknown Author</dc:creator>
              <dc:date>2024-04-13T07:49:39.661000000</dc:date>
            </office:change-info>
          </text:insertion>
        </text:changed-region>
        <text:changed-region xml:id="ct2446314470688" text:id="ct2446314470688">
          <text:deletion>
            <office:change-info>
              <dc:creator>Unknown Author</dc:creator>
              <dc:date>2024-04-13T07:49:39.661000000</dc:date>
            </office:change-info>
            <text:p text:style-name="P3">the</text:p>
          </text:deletion>
        </text:changed-region>
        <text:changed-region xml:id="ct2446322856704" text:id="ct2446322856704">
          <text:insertion>
            <office:change-info>
              <dc:creator>Unknown Author</dc:creator>
              <dc:date>2024-04-13T07:49:39.661000000</dc:date>
            </office:change-info>
          </text:insertion>
        </text:changed-region>
        <text:changed-region xml:id="ct2446314462528" text:id="ct2446314462528">
          <text:deletion>
            <office:change-info>
              <dc:creator>Unknown Author</dc:creator>
              <dc:date>2024-04-13T07:49:39.661000000</dc:date>
            </office:change-info>
            <text:p text:style-name="P3">Also, if </text:p>
          </text:deletion>
        </text:changed-region>
        <text:changed-region xml:id="ct2446322857664" text:id="ct2446322857664">
          <text:insertion>
            <office:change-info>
              <dc:creator>Unknown Author</dc:creator>
              <dc:date>2024-04-13T07:49:39.661000000</dc:date>
            </office:change-info>
          </text:insertion>
        </text:changed-region>
        <text:changed-region xml:id="ct2446314460368" text:id="ct2446314460368">
          <text:deletion>
            <office:change-info>
              <dc:creator>Unknown Author</dc:creator>
              <dc:date>2024-04-13T07:49:39.661000000</dc:date>
            </office:change-info>
            <text:p text:style-name="P3">the recipients should</text:p>
          </text:deletion>
        </text:changed-region>
        <text:changed-region xml:id="ct2446322860544" text:id="ct2446322860544">
          <text:insertion>
            <office:change-info>
              <dc:creator>Unknown Author</dc:creator>
              <dc:date>2024-04-13T07:49:39.661000000</dc:date>
            </office:change-info>
          </text:insertion>
        </text:changed-region>
        <text:changed-region xml:id="ct2446314465408" text:id="ct2446314465408">
          <text:deletion>
            <office:change-info>
              <dc:creator>Unknown Author</dc:creator>
              <dc:date>2024-04-13T07:49:39.661000000</dc:date>
            </office:change-info>
            <text:p text:style-name="P3">the original author’s reputation </text:p>
          </text:deletion>
        </text:changed-region>
        <text:changed-region xml:id="ct2446322850704" text:id="ct2446322850704">
          <text:insertion>
            <office:change-info>
              <dc:creator>Unknown Author</dc:creator>
              <dc:date>2024-04-13T07:49:39.661000000</dc:date>
            </office:change-info>
          </text:insertion>
        </text:changed-region>
        <text:changed-region xml:id="ct2446314471408" text:id="ct2446314471408">
          <text:deletion>
            <office:change-info>
              <dc:creator>Unknown Author</dc:creator>
              <dc:date>2024-04-13T07:49:39.661000000</dc:date>
            </office:change-info>
            <text:p text:style-name="P3">be affected by problems that might be introduced by others</text:p>
          </text:deletion>
        </text:changed-region>
        <text:changed-region xml:id="ct2446322850944" text:id="ct2446322850944">
          <text:insertion>
            <office:change-info>
              <dc:creator>Unknown Author</dc:creator>
              <dc:date>2024-04-13T07:49:39.661000000</dc:date>
            </office:change-info>
          </text:insertion>
        </text:changed-region>
        <text:changed-region xml:id="ct2446314468288" text:id="ct2446314468288">
          <text:deletion>
            <office:change-info>
              <dc:creator>Unknown Author</dc:creator>
              <dc:date>2024-04-13T07:49:39.661000000</dc:date>
            </office:change-info>
            <text:p text:style-name="P3"/>
            <text:p text:style-name="P1">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
            <text:p text:style-name="P3"/>
          </text:deletion>
        </text:changed-region>
        <text:changed-region xml:id="ct2446322848064" text:id="ct2446322848064">
          <text:insertion>
            <office:change-info>
              <dc:creator>Unknown Author</dc:creator>
              <dc:date>2024-04-13T07:49:39.661000000</dc:date>
            </office:change-info>
          </text:insertion>
        </text:changed-region>
        <text:changed-region xml:id="ct2446322858144" text:id="ct2446322858144">
          <text:insertion>
            <office:change-info>
              <dc:creator>Unknown Author</dc:creator>
              <dc:date>2024-04-13T07:49:39.661000000</dc:date>
            </office:change-info>
          </text:insertion>
        </text:changed-region>
        <text:changed-region xml:id="ct2446314464688" text:id="ct2446314464688">
          <text:deletion>
            <office:change-info>
              <dc:creator>Unknown Author</dc:creator>
              <dc:date>2024-04-13T07:49:39.661000000</dc:date>
            </office:change-info>
            <text:p text:style-name="P3">Lesser</text:p>
          </text:deletion>
        </text:changed-region>
        <text:changed-region xml:id="ct2446322861024" text:id="ct2446322861024">
          <text:insertion>
            <office:change-info>
              <dc:creator>Unknown Author</dc:creator>
              <dc:date>2024-04-13T07:49:39.661000000</dc:date>
            </office:change-info>
          </text:insertion>
        </text:changed-region>
        <text:changed-region xml:id="ct2446314461568" text:id="ct2446314461568">
          <text:deletion>
            <office:change-info>
              <dc:creator>Unknown Author</dc:creator>
              <dc:date>2024-04-13T07:49:39.661000000</dc:date>
            </office:change-info>
            <text:p text:style-name="P3">, and </text:p>
          </text:deletion>
        </text:changed-region>
        <text:changed-region xml:id="ct2446322851184" text:id="ct2446322851184">
          <text:insertion>
            <office:change-info>
              <dc:creator>Unknown Author</dc:creator>
              <dc:date>2024-04-13T07:49:39.661000000</dc:date>
            </office:change-info>
          </text:insertion>
        </text:changed-region>
        <text:changed-region xml:id="ct2446314460608" text:id="ct2446314460608">
          <text:deletion>
            <office:change-info>
              <dc:creator>Unknown Author</dc:creator>
              <dc:date>2024-04-13T07:49:39.661000000</dc:date>
            </office:change-info>
            <text:p text:style-name="P3">General Public License. We use this license for certain libraries in order to permit linking those libraries into non-free programs</text:p>
          </text:deletion>
        </text:changed-region>
        <text:changed-region xml:id="ct2446322849744" text:id="ct2446322849744">
          <text:insertion>
            <office:change-info>
              <dc:creator>Unknown Author</dc:creator>
              <dc:date>2024-04-13T07:49:39.661000000</dc:date>
            </office:change-info>
          </text:insertion>
        </text:changed-region>
        <text:changed-region xml:id="ct2446314462288" text:id="ct2446314462288">
          <text:deletion>
            <office:change-info>
              <dc:creator>Unknown Author</dc:creator>
              <dc:date>2024-04-13T07:49:39.661000000</dc:date>
            </office:change-info>
            <text:p text:style-name="P3"/>
            <text:p text:style-name="P1">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
            <text:p text:style-name="P1">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P1"/>
            <text:p text:style-name="P1">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
            <text:p text:style-name="P1">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
            <text:p text:style-name="P1">Although the Lesser General Public License is Less protective of the users’ freedom, it does ensure that the user of a program that is linked with the Library has the freedom and the wherewithal to run that program using a modified version of the Library.</text:p>
            <text:p text:style-name="P1"/>
            <text:p text:style-name="P3"/>
          </text:deletion>
        </text:changed-region>
        <text:changed-region xml:id="ct2446322851664" text:id="ct2446322851664">
          <text:insertion>
            <office:change-info>
              <dc:creator>Unknown Author</dc:creator>
              <dc:date>2024-04-13T07:49:39.661000000</dc:date>
            </office:change-info>
          </text:insertion>
        </text:changed-region>
        <text:changed-region xml:id="ct2446314457248" text:id="ct2446314457248">
          <text:deletion>
            <office:change-info>
              <dc:creator>Unknown Author</dc:creator>
              <dc:date>2024-04-13T07:49:39.661000000</dc:date>
            </office:change-info>
            <text:p text:style-name="P3">whereas</text:p>
          </text:deletion>
        </text:changed-region>
        <text:changed-region xml:id="ct2446322849984" text:id="ct2446322849984">
          <text:insertion>
            <office:change-info>
              <dc:creator>Unknown Author</dc:creator>
              <dc:date>2024-04-13T07:49:39.661000000</dc:date>
            </office:change-info>
          </text:insertion>
        </text:changed-region>
        <text:changed-region xml:id="ct2446314465168" text:id="ct2446314465168">
          <text:deletion>
            <office:change-info>
              <dc:creator>Unknown Author</dc:creator>
              <dc:date>2024-04-13T07:49:39.661000000</dc:date>
            </office:change-info>
            <text:p text:style-name="P3">must be combined</text:p>
          </text:deletion>
        </text:changed-region>
        <text:changed-region xml:id="ct2446314469488" text:id="ct2446314469488">
          <text:deletion>
            <office:change-info>
              <dc:creator>Unknown Author</dc:creator>
              <dc:date>2024-04-13T07:49:39.661000000</dc:date>
            </office:change-info>
            <text:p text:style-name="P3"><text:s/>in order to run</text:p>
          </text:deletion>
        </text:changed-region>
        <text:changed-region xml:id="ct2446322848304" text:id="ct2446322848304">
          <text:insertion>
            <office:change-info>
              <dc:creator>Unknown Author</dc:creator>
              <dc:date>2024-04-13T07:49:39.661000000</dc:date>
            </office:change-info>
          </text:insertion>
        </text:changed-region>
        <text:changed-region xml:id="ct2446314468528" text:id="ct2446314468528">
          <text:deletion>
            <office:change-info>
              <dc:creator>Unknown Author</dc:creator>
              <dc:date>2024-04-13T07:49:39.661000000</dc:date>
            </office:change-info>
            <text:p text:style-name="P3"/>
            <text:p text:style-name="P3"/>
          </text:deletion>
        </text:changed-region>
        <text:changed-region xml:id="ct2446322854784" text:id="ct2446322854784">
          <text:insertion>
            <office:change-info>
              <dc:creator>Unknown Author</dc:creator>
              <dc:date>2024-04-13T07:49:39.661000000</dc:date>
            </office:change-info>
          </text:insertion>
        </text:changed-region>
        <text:changed-region xml:id="ct2446314469728" text:id="ct2446314469728">
          <text:deletion>
            <office:change-info>
              <dc:creator>Unknown Author</dc:creator>
              <dc:date>2024-04-13T07:49:39.661000000</dc:date>
            </office:change-info>
            <text:p text:style-name="P5">or other program </text:p>
          </text:deletion>
        </text:changed-region>
        <text:changed-region xml:id="ct2446322858384" text:id="ct2446322858384">
          <text:insertion>
            <office:change-info>
              <dc:creator>Unknown Author</dc:creator>
              <dc:date>2024-04-13T07:49:39.661000000</dc:date>
            </office:change-info>
          </text:insertion>
        </text:changed-region>
        <text:changed-region xml:id="ct2446314458208" text:id="ct2446314458208">
          <text:deletion>
            <office:change-info>
              <dc:creator>Unknown Author</dc:creator>
              <dc:date>2024-04-13T07:49:39.661000000</dc:date>
            </office:change-info>
            <text:p text:style-name="P5">Lesser</text:p>
          </text:deletion>
        </text:changed-region>
        <text:changed-region xml:id="ct2446282790240" text:id="ct2446282790240">
          <text:deletion>
            <office:change-info>
              <dc:creator>Unknown Author</dc:creator>
              <dc:date>2024-04-13T07:49:39.661000000</dc:date>
            </office:change-info>
            <text:p text:style-name="P3"/>
            <text:p text:style-name="P3"/>
          </text:deletion>
        </text:changed-region>
        <text:changed-region xml:id="ct2446322852384" text:id="ct2446322852384">
          <text:insertion>
            <office:change-info>
              <dc:creator>Unknown Author</dc:creator>
              <dc:date>2024-04-13T07:49:39.661000000</dc:date>
            </office:change-info>
          </text:insertion>
        </text:changed-region>
        <text:changed-region xml:id="ct2446282786160" text:id="ct2446282786160">
          <text:deletion>
            <office:change-info>
              <dc:creator>Unknown Author</dc:creator>
              <dc:date>2024-04-13T07:49:39.661000000</dc:date>
            </office:change-info>
            <text:p text:style-name="P3">combine</text:p>
          </text:deletion>
        </text:changed-region>
        <text:changed-region xml:id="ct2446320542336" text:id="ct2446320542336">
          <text:deletion>
            <office:change-info>
              <dc:creator>Unknown Author</dc:creator>
              <dc:date>2024-04-13T07:49:39.661000000</dc:date>
            </office:change-info>
            <text:p text:style-name="P3"/>
            <text:p text:style-name="P1">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
            <text:p text:style-name="P3"/>
          </text:deletion>
        </text:changed-region>
        <text:changed-region xml:id="ct2446322855264" text:id="ct2446322855264">
          <text:insertion>
            <office:change-info>
              <dc:creator>Unknown Author</dc:creator>
              <dc:date>2024-04-13T07:49:39.661000000</dc:date>
            </office:change-info>
          </text:insertion>
        </text:changed-region>
        <text:changed-region xml:id="ct2446282787840" text:id="ct2446282787840">
          <text:deletion>
            <office:change-info>
              <dc:creator>Unknown Author</dc:creator>
              <dc:date>2024-04-13T07:49:39.661000000</dc:date>
            </office:change-info>
            <text:p text:style-name="P3">c</text:p>
          </text:deletion>
        </text:changed-region>
        <text:changed-region xml:id="ct2446322855504" text:id="ct2446322855504">
          <text:insertion>
            <office:change-info>
              <dc:creator>Unknown Author</dc:creator>
              <dc:date>2024-04-13T07:49:39.661000000</dc:date>
            </office:change-info>
          </text:insertion>
        </text:changed-region>
        <text:changed-region xml:id="ct2446282794080" text:id="ct2446282794080">
          <text:deletion>
            <office:change-info>
              <dc:creator>Unknown Author</dc:creator>
              <dc:date>2024-04-13T07:49:39.661000000</dc:date>
            </office:change-info>
            <text:p text:style-name="P3">d</text:p>
          </text:deletion>
        </text:changed-region>
        <text:changed-region xml:id="ct2446322856464" text:id="ct2446322856464">
          <text:insertion>
            <office:change-info>
              <dc:creator>Unknown Author</dc:creator>
              <dc:date>2024-04-13T07:49:39.661000000</dc:date>
            </office:change-info>
          </text:insertion>
        </text:changed-region>
        <text:changed-region xml:id="ct2446282799120" text:id="ct2446282799120">
          <text:deletion>
            <office:change-info>
              <dc:creator>Unknown Author</dc:creator>
              <dc:date>2024-04-13T07:49:39.661000000</dc:date>
            </office:change-info>
            <text:p text:style-name="P3">e</text:p>
          </text:deletion>
        </text:changed-region>
        <text:changed-region xml:id="ct2446322856944" text:id="ct2446322856944">
          <text:insertion>
            <office:change-info>
              <dc:creator>Unknown Author</dc:creator>
              <dc:date>2024-04-13T07:49:39.661000000</dc:date>
            </office:change-info>
          </text:insertion>
        </text:changed-region>
        <text:changed-region xml:id="ct2446282795280" text:id="ct2446282795280">
          <text:deletion>
            <office:change-info>
              <dc:creator>Unknown Author</dc:creator>
              <dc:date>2024-04-13T07:49:39.661000000</dc:date>
            </office:change-info>
            <text:p text:style-name="P3">materials to be</text:p>
          </text:deletion>
        </text:changed-region>
        <text:changed-region xml:id="ct2446322860784" text:id="ct2446322860784">
          <text:insertion>
            <office:change-info>
              <dc:creator>Unknown Author</dc:creator>
              <dc:date>2024-04-13T07:49:39.661000000</dc:date>
            </office:change-info>
          </text:insertion>
        </text:changed-region>
        <text:changed-region xml:id="ct2446282788320" text:id="ct2446282788320">
          <text:deletion>
            <office:change-info>
              <dc:creator>Unknown Author</dc:creator>
              <dc:date>2024-04-13T07:49:39.661000000</dc:date>
            </office:change-info>
            <text:p text:style-name="P3">with</text:p>
          </text:deletion>
        </text:changed-region>
        <text:changed-region xml:id="ct2446322853104" text:id="ct2446322853104">
          <text:insertion>
            <office:change-info>
              <dc:creator>Unknown Author</dc:creator>
              <dc:date>2024-04-13T07:49:39.661000000</dc:date>
            </office:change-info>
          </text:insertion>
        </text:changed-region>
        <text:changed-region xml:id="ct2447963745152" text:id="ct2447963745152">
          <text:deletion>
            <office:change-info>
              <dc:creator>Unknown Author</dc:creator>
              <dc:date>2024-04-13T07:49:39.661000000</dc:date>
            </office:change-info>
            <text:p text:style-name="P3">Lesser</text:p>
          </text:deletion>
        </text:changed-region>
        <text:changed-region xml:id="ct2446320522416" text:id="ct2446320522416">
          <text:insertion>
            <office:change-info>
              <dc:creator>Unknown Author</dc:creator>
              <dc:date>2024-04-13T07:49:39.661000000</dc:date>
            </office:change-info>
          </text:insertion>
        </text:changed-region>
        <text:changed-region xml:id="ct2447963758832" text:id="ct2447963758832">
          <text:deletion>
            <office:change-info>
              <dc:creator>Unknown Author</dc:creator>
              <dc:date>2024-04-13T07:49:39.661000000</dc:date>
            </office:change-info>
            <text:p text:style-name="P3">an </text:p>
          </text:deletion>
        </text:changed-region>
        <text:changed-region xml:id="ct2446320526256" text:id="ct2446320526256">
          <text:insertion>
            <office:change-info>
              <dc:creator>Unknown Author</dc:creator>
              <dc:date>2024-04-13T07:49:39.661000000</dc:date>
            </office:change-info>
          </text:insertion>
        </text:changed-region>
        <text:changed-region xml:id="ct2447963748992" text:id="ct2447963748992">
          <text:deletion>
            <office:change-info>
              <dc:creator>Unknown Author</dc:creator>
              <dc:date>2024-04-13T07:49:39.661000000</dc:date>
            </office:change-info>
            <text:p text:style-name="P3">Lesser</text:p>
          </text:deletion>
        </text:changed-region>
        <text:changed-region xml:id="ct2447963749232" text:id="ct2447963749232">
          <text:deletion>
            <office:change-info>
              <dc:creator>Unknown Author</dc:creator>
              <dc:date>2024-04-13T07:49:39.661000000</dc:date>
            </office:change-info>
            <text:p text:style-name="P3">.1</text:p>
          </text:deletion>
        </text:changed-region>
        <text:changed-region xml:id="ct2446320528656" text:id="ct2446320528656">
          <text:insertion>
            <office:change-info>
              <dc:creator>Unknown Author</dc:creator>
              <dc:date>2024-04-13T07:49:39.661000000</dc:date>
            </office:change-info>
          </text:insertion>
        </text:changed-region>
        <text:changed-region xml:id="ct2447963758352" text:id="ct2447963758352">
          <text:deletion>
            <office:change-info>
              <dc:creator>Unknown Author</dc:creator>
              <dc:date>2024-04-13T07:49:39.661000000</dc:date>
            </office:change-info>
            <text:p text:style-name="P3">Lesser</text:p>
          </text:deletion>
        </text:changed-region>
        <text:changed-region xml:id="ct2446320526496" text:id="ct2446320526496">
          <text:insertion>
            <office:change-info>
              <dc:creator>Unknown Author</dc:creator>
              <dc:date>2024-04-13T07:49:39.661000000</dc:date>
            </office:change-info>
          </text:insertion>
        </text:changed-region>
        <text:changed-region xml:id="ct2447963751152" text:id="ct2447963751152">
          <text:deletion>
            <office:change-info>
              <dc:creator>Unknown Author</dc:creator>
              <dc:date>2024-04-13T07:49:39.661000000</dc:date>
            </office:change-info>
            <text:p text:style-name="P3">Lesser</text:p>
          </text:deletion>
        </text:changed-region>
        <text:changed-region xml:id="ct2446320524096" text:id="ct2446320524096">
          <text:insertion>
            <office:change-info>
              <dc:creator>Unknown Author</dc:creator>
              <dc:date>2024-04-13T07:49:39.661000000</dc:date>
            </office:change-info>
          </text:insertion>
        </text:changed-region>
        <text:changed-region xml:id="ct2447963755232" text:id="ct2447963755232">
          <text:deletion>
            <office:change-info>
              <dc:creator>Unknown Author</dc:creator>
              <dc:date>2024-04-13T07:49:39.661000000</dc:date>
            </office:change-info>
            <text:p text:style-name="P3">59 Temple Place, Suite 330</text:p>
          </text:deletion>
        </text:changed-region>
        <text:changed-region xml:id="ct2446320523856" text:id="ct2446320523856">
          <text:insertion>
            <office:change-info>
              <dc:creator>Unknown Author</dc:creator>
              <dc:date>2024-04-13T07:49:39.661000000</dc:date>
            </office:change-info>
          </text:insertion>
        </text:changed-region>
        <text:changed-region xml:id="ct2447963746592" text:id="ct2447963746592">
          <text:deletion>
            <office:change-info>
              <dc:creator>Unknown Author</dc:creator>
              <dc:date>2024-04-13T07:49:39.661000000</dc:date>
            </office:change-info>
            <text:p text:style-name="P3">02111-1307</text:p>
          </text:deletion>
        </text:changed-region>
        <text:changed-region xml:id="ct2446320522656" text:id="ct2446320522656">
          <text:insertion>
            <office:change-info>
              <dc:creator>Unknown Author</dc:creator>
              <dc:date>2024-04-13T07:49:39.661000000</dc:date>
            </office:change-info>
          </text:insertion>
        </text:changed-region>
        <text:changed-region xml:id="ct2446567013456" text:id="ct2446567013456">
          <text:insertion>
            <office:change-info>
              <dc:creator>Unknown Author</dc:creator>
              <dc:date>2024-04-13T07:49:39.661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2446322863184"/>GNU LIBRARY GENERAL PUBLIC LICENSE<text:line-break/>Version 2, June 1991</text:p>
      <text:p text:style-name="P5"><text:change-end text:change-id="ct2446322863184"/>Copyright (C) 1991<text:change-start text:change-id="ct2446322862944"/> <text:change-end text:change-id="ct2446322862944"/><text:change text:change-id="ct2447963760032"/>Free Software Foundation, Inc.<text:change-start text:change-id="ct2446322862704"/><text:line-break/>51 Franklin Street, Fifth Floor<text:change-end text:change-id="ct2446322862704"/><text:change text:change-id="ct2447963760272"/>, Boston, MA <text:change-start text:change-id="ct2446322855744"/>02110-1301 USA<text:line-break/><text:change-end text:change-id="ct2446322855744"/><text:change text:change-id="ct2447963760512"/>Everyone is permitted to copy and distribute verbatim copies of this license document, but changing it is not allowed.</text:p>
      <text:p text:style-name="P3">[This is the first released version of the <text:change-start text:change-id="ct2446322853584"/>library<text:change-end text:change-id="ct2446322853584"/><text:change text:change-id="ct2446311055952"/> GPL. It <text:change-start text:change-id="ct2446322853824"/>is numbered 2 because it goes with version 2 of the ordinary GPL<text:change-end text:change-id="ct2446322853824"/><text:change text:change-id="ct2446311057152"/>.]</text:p>
      <text:p text:style-name="P3">Preamble</text:p>
      <text:p text:style-name="P5">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3">This license, the <text:change-start text:change-id="ct2446322853344"/>Library<text:change-end text:change-id="ct2446322853344"/><text:change text:change-id="ct2446311066032"/> General Public License, applies to some specially designated <text:change text:change-id="ct2446311063152"/>Free Software Foundation <text:change-start text:change-id="ct2446322849024"/>software, and to any other libraries whose authors <text:change-end text:change-id="ct2446322849024"/><text:change text:change-id="ct2446311058592"/>decide to use it. You can use it <text:change-start text:change-id="ct2446322848784"/>for your libraries, too<text:change-end text:change-id="ct2446322848784"/><text:change text:change-id="ct2446311062192"/>.</text:p>
      <text:p text:style-name="P3">When we speak of free software, we are referring to freedom<text:change text:change-id="ct2446314466128"/>, not price. Our General Public Licenses are designed to make sure that you have the freedom to distribute copies of free software (and charge for this service if you wish)<text:change-start text:change-id="ct2446322851424"/>,<text:change-end text:change-id="ct2446322851424"/><text:change text:change-id="ct2446314460128"/> that you receive source code or can get it if you want it<text:change-start text:change-id="ct2446322847824"/>,<text:change-end text:change-id="ct2446322847824"/><text:change text:change-id="ct2446314458448"/> that you can change the software <text:change-start text:change-id="ct2446322857424"/>or<text:change-end text:change-id="ct2446322857424"/><text:change text:change-id="ct2446314471648"/> use pieces of it in new free programs; and that you <text:change-start text:change-id="ct2446322860064"/>know <text:change-end text:change-id="ct2446322860064"/><text:change text:change-id="ct2446314459888"/>you can do these things.<text:change-start text:change-id="ct2446322857904"/> <text:change-end text:change-id="ct2446322857904"/></text:p>
      <text:p text:style-name="P3">To protect your rights, we need to make restrictions that forbid <text:change-start text:change-id="ct2446322858864"/>anyone<text:change-end text:change-id="ct2446322858864"/><text:change text:change-id="ct2446314457968"/> to deny you these rights or to ask you to surrender <text:change-start text:change-id="ct2446322848544"/>the<text:change-end text:change-id="ct2446322848544"/><text:change text:change-id="ct2446314464448"/> rights. <text:change-start text:change-id="ct2446322855984"/><text:line-break/><text:change-end text:change-id="ct2446322855984"/>These restrictions translate to certain responsibilities for you if you distribute copies of the library<text:change-start text:change-id="ct2446322851904"/>,<text:change-end text:change-id="ct2446322851904"/> or if you modify it.</text:p>
      <text:p text:style-name="P3">For example, if you distribute copies of the library, whether gratis or for a fee, you must give the recipients all the rights that we gave you. You must make sure that they, too, receive or can get the source code. If you link <text:change-start text:change-id="ct2446322859344"/>a program<text:change-end text:change-id="ct2446322859344"/><text:change text:change-id="ct2446314470928"/> with the library, you must provide complete object files to the recipients so that they can relink them with the library, after making changes to the library and recompiling it. And you must show them these terms so they know their rights.</text:p>
      <text:p text:style-name="P3"><text:change text:change-id="ct2446314467808"/><text:change-start text:change-id="ct2446322859584"/>Our method of protecting <text:change-end text:change-id="ct2446322859584"/><text:change text:change-id="ct2446314463248"/>your rights <text:change-start text:change-id="ct2446322861744"/>has two steps<text:change-end text:change-id="ct2446322861744"/><text:change text:change-id="ct2446314462768"/>: (1) <text:change text:change-id="ct2446314468048"/>copyright the library, and (2) <text:change text:change-id="ct2446314471168"/>offer you this license<text:change text:change-id="ct2446314465648"/> which gives you legal permission to copy, distribute and/or modify the library.</text:p>
      <text:p text:style-name="P3"><text:change text:change-id="ct2446314464928"/><text:change-start text:change-id="ct2446322849504"/><text:soft-page-break/>Also, for<text:change-end text:change-id="ct2446322849504"/><text:change text:change-id="ct2446314467568"/> each distributor<text:change-start text:change-id="ct2446322854544"/>’s protection<text:change-end text:change-id="ct2446322854544"/>, we want to make <text:change-start text:change-id="ct2446322854304"/>certain that everyone understands <text:change-end text:change-id="ct2446322854304"/><text:change text:change-id="ct2446314469248"/>that there is no warranty for <text:change-start text:change-id="ct2446322855024"/>this<text:change-end text:change-id="ct2446322855024"/><text:change text:change-id="ct2446314470688"/> free library. <text:change-start text:change-id="ct2446322856704"/>If <text:change-end text:change-id="ct2446322856704"/><text:change text:change-id="ct2446314462528"/>the library is modified by someone else and passed on, <text:change-start text:change-id="ct2446322857664"/>we want its recipients to<text:change-end text:change-id="ct2446322857664"/><text:change text:change-id="ct2446314460368"/> know that what they have is not the original version, so that <text:change-start text:change-id="ct2446322860544"/>any problems introduced by others <text:change-end text:change-id="ct2446322860544"/><text:change text:change-id="ct2446314465408"/>will not <text:change-start text:change-id="ct2446322850704"/>reflect on the original authors’ reputations<text:change-end text:change-id="ct2446322850704"/><text:change text:change-id="ct2446314471408"/>.</text:p>
      <text:p text:style-name="P5"><text:change-start text:change-id="ct2446322850944"/>Finally, any free program is threatened constantly by software patents. We wish to avoid the danger that companies distributing free software will individually obtain patent licenses, thus <text:s/>in effect transforming the program into proprietary software. To prevent this, we have made it clear that any patent must be licensed for everyone’s free use or not licensed at all.</text:p>
      <text:p text:style-name="P3"><text:change-end text:change-id="ct2446322850944"/><text:change text:change-id="ct2446314468288"/>Most GNU software, including some libraries, is covered by the ordinary GNU General Public License<text:change-start text:change-id="ct2446322848064"/>, which was designed for utility programs<text:change-end text:change-id="ct2446322848064"/>. This license, the GNU <text:change-start text:change-id="ct2446322858144"/>Library<text:change-end text:change-id="ct2446322858144"/><text:change text:change-id="ct2446314464688"/> General Public License, applies to certain designated libraries<text:change-start text:change-id="ct2446322861024"/>. This license <text:change-end text:change-id="ct2446322861024"/><text:change text:change-id="ct2446314461568"/>is quite different from the ordinary <text:change-start text:change-id="ct2446322851184"/>one; be sure to read it in full, and don’t assume that anything in it is the same as in the ordinary license<text:change-end text:change-id="ct2446322851184"/><text:change text:change-id="ct2446314460608"/>.</text:p>
      <text:p text:style-name="P5"><text:change-start text:change-id="ct2446322849744"/>The reason we have a separate public license for some libraries is that they blur the distinction we usually make between modifying or adding to a program and simply using it. Linking a program with a library, without changing the library, is in some sense simply using the library, and is analogous to running a utility program or application program. However, in<text:line-break/>a textual and legal sense, the linked executable is a combined work, a derivative of the original library, and the ordinary General Public License treats it as such.</text:p>
      <text:p text:style-name="P5">Because of this blurred distinction, using the ordinary General Public License for libraries did not effectively promote software sharing, because most developers did not use the libraries. We concluded that weaker conditions might promote sharing better.</text:p>
      <text:p text:style-name="P5">However, unrestricted linking of non-free programs would deprive the users of those programs of all benefit from the free status of the libraries themselves. This Library General Public License is intended to permit developers of non-free programs to use free libraries, while preserving your freedom as a user of such programs to change the free libraries that are incorporated in them. (We have not seen how to achieve this as regards changes in header files, but we have achieved it as regards changes in the actual functions of the Library.) The hope is that this will lead to faster development of free libraries.</text:p>
      <text:p text:style-name="P3"><text:change-end text:change-id="ct2446322849744"/><text:change text:change-id="ct2446314462288"/><text:soft-page-break/>The precise terms and conditions for copying, distribution and modification follow. Pay close attention to the difference between a “work based on the library” and a “work that uses the library”. The former contains code derived from the library, <text:change-start text:change-id="ct2446322851664"/>while<text:change-end text:change-id="ct2446322851664"/><text:change text:change-id="ct2446314457248"/> the latter <text:change-start text:change-id="ct2446322849984"/>only works together<text:change-end text:change-id="ct2446322849984"/><text:change text:change-id="ct2446314465168"/> with the library<text:change text:change-id="ct2446314469488"/>.</text:p>
      <text:p text:style-name="P5"><text:change-start text:change-id="ct2446322848304"/>Note that it is possible for a library to be covered by the ordinary General Public License rather than by this special one.</text:p>
      <text:p text:style-name="P3"><text:change-end text:change-id="ct2446322848304"/><text:change text:change-id="ct2446314468528"/><text:change-start text:change-id="ct2446322854784"/>GNU LIBRARY GENERAL PUBLIC LICENSE <text:change-end text:change-id="ct2446322854784"/>TERMS AND CONDITIONS FOR COPYING, DISTRIBUTION AND MODIFICATION</text:p>
      <text:p text:style-name="P5">0. This License Agreement applies to any software library <text:change text:change-id="ct2446314469728"/>which contains a notice placed by the copyright holder or other authorized party saying it may be distributed under the terms of this <text:change-start text:change-id="ct2446322858384"/>Library<text:change-end text:change-id="ct2446322858384"/><text:change text:change-id="ct2446314458208"/> General Public License (also called “this License”). Each licensee is addressed as “you”.</text:p>
      <text:p text:style-name="P3"><text:soft-page-break/>A “library” means a collection of software functions and/or data prepared so as to be conveniently linked with application programs (which use some of those functions and data) to form executables.</text:p>
      <text:p text:style-name="P3">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4">“<text:span text:style-name="T1">Source code” for a work means the preferred form of the work for <text:s/>making modifications to it. For a library, complete source code means all the source code for all modules it contains, plus any associated interface definition files, plus the scripts used to control compilation<text:line-break/>and installation of the library.</text:span></text:p>
      <text:p text:style-name="P3">Activities other than copying, distribution and modification are not covered by this License; they are outside its scope. The act of running a program using the Library is not restricted, and output from such a program is covered only if its contents constitute a work based<text:line-break/>on the Library (independent of the use of the Library in a tool for writing it). Whether that is true depends on what the Library does and what the program that uses the Library does.</text:p>
      <text:p text:style-name="P3">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3">You may charge a fee for the physical act of transferring a copy, and you may at your option offer warranty protection in exchange for a fee.</text:p>
      <text:p text:style-name="P3">2. You may modify your copy or copies of the Library or any portion of it, thus forming a work based on the Library, and copy and distribute such modifications or work under the terms of Section 1 above, provided that you also meet all of these conditions:</text:p>
      <text:p text:style-name="P3">a) The modified work must itself be a software library.</text:p>
      <text:p text:style-name="P3">b) You must cause the files modified to carry prominent notices stating that you changed the files and the date of any change.</text:p>
      <text:p text:style-name="P3">c) You must cause the whole of the work to be licensed at no charge to all third parties under the terms of this License.</text:p>
      <text:p text:style-name="P3">d) If a facility in the modified Library refers to a function or a table of data to be supplied by an application program that uses the facility, other than as an argument passed when the facility<text:line-break/>is invoked, then you must make a good faith effort to ensure that, in the event an application does not supply such function or table, the facility still operates, and performs whatever part of its purpose remains meaningful.</text:p>
      <text:p text:style-name="P3"><text:soft-page-break/>(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3">These requirements apply to the modified work as a whole. If identifiable sections of that work are not derived from the Library, and can be reasonably considered independent and separate works in themselves, then this License, and its terms, do not apply to those<text:line-break/>sections when you distribute them as separate works. But when you distribute the same sections as part of a whole which is a work based on the Library, the distribution of the whole must be on the terms of this License, whose permissions for other licensees extend to the<text:line-break/>entire whole, and thus to each and every part regardless of who wrote it.</text:p>
      <text:p text:style-name="P3">Thus, it is not the intent of this section to claim rights or contest your rights to work written entirely by you; rather, the intent is to exercise the right to control the distribution of derivative or collective works based on the Library.</text:p>
      <text:p text:style-name="P3">In addition, mere aggregation of another work not based on the Library with the Library (or with a work based on the Library) on a volume of a storage or distribution medium does not bring the other work under the scope of this License.</text:p>
      <text:p text:style-name="P3">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p text:style-name="P3">Once this change is made in a given copy, it is irreversible for that copy, so the ordinary GNU General Public License applies to all subsequent copies and derivative works made from that copy.</text:p>
      <text:p text:style-name="P3">This option is useful when you wish to copy part of the code of the Library into a program that is not a library.</text:p>
      <text:p text:style-name="P3">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P3">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P3"><text:soft-page-break/>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p>
      <text:p text:style-name="P3">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3">When a “work that uses the Library” uses material from a header file that is part of the Library, the object code for the work may be a derivative work of the Library even though the source code is not. Whether this is true is especially significant if the work can be<text:line-break/>linked without the Library, or if the work is itself a library. The threshold for this to be true is not precisely defined by law.</text:p>
      <text:p text:style-name="P3">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P3">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3"><text:change text:change-id="ct2446282790240"/>6. As an exception to the Sections above, you may also <text:change-start text:change-id="ct2446322852384"/>compile<text:change-end text:change-id="ct2446322852384"/><text:change text:change-id="ct2446282786160"/>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P3">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P3">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3"><text:change text:change-id="ct2446320542336"/><text:change-start text:change-id="ct2446322855264"/><text:soft-page-break/>b<text:change-end text:change-id="ct2446322855264"/><text:change text:change-id="ct2446282787840"/>) Accompany the work with a written offer, valid for at least three years, to give the same user the materials specified in Subsection 6a, above, for a charge no more than the cost of performing this distribution.</text:p>
      <text:p text:style-name="P3"><text:change-start text:change-id="ct2446322855504"/>c<text:change-end text:change-id="ct2446322855504"/><text:change text:change-id="ct2446282794080"/>) If distribution of the work is made by offering access to copy from a designated place, offer equivalent access to copy the above specified materials from the same place.</text:p>
      <text:p text:style-name="P3"><text:change-start text:change-id="ct2446322856464"/>d<text:change-end text:change-id="ct2446322856464"/><text:change text:change-id="ct2446282799120"/>) Verify that the user has already received a copy of these materials or that you have already sent this user a copy.</text:p>
      <text:p text:style-name="P3">For an executable, the required form of the “work that uses the Library” must include any data and utility programs needed for reproducing the executable from it. However, as a special exception, the <text:change-start text:change-id="ct2446322856944"/>source code<text:change-end text:change-id="ct2446322856944"/><text:change text:change-id="ct2446282795280"/>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3">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3">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3">a) Accompany the combined library with a copy of the same work based on the Library, uncombined with any other library facilities. This must be distributed under the terms of the Sections above.</text:p>
      <text:p text:style-name="P3">b) Give prominent notice with the combined library of the fact that part of it is a work based on the Library, and explaining where to find the accompanying uncombined form of the same work.</text:p>
      <text:p text:style-name="P3">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3"><text:soft-page-break/>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line-break/>the Library or works based on it.</text:p>
      <text:p text:style-name="P3">10. Each time you redistribute the Library (or any work based on the Library), the recipient automatically receives a license from the original licensor to copy, distribute, link with or modify the Library subject to these terms and conditions. You may not impose any further<text:line-break/>restrictions on the recipients’ exercise of the rights granted herein. You are not responsible for enforcing compliance by third parties <text:change-start text:change-id="ct2446322860784"/>to<text:change-end text:change-id="ct2446322860784"/><text:change text:change-id="ct2446282788320"/> this License.</text:p>
      <text:p text:style-name="P3">11. If, as a consequence of a court judgment or allegation of patent infringement or for any other reason (not limited to patent issues), conditions are imposed on you (whether by court order, agreement or otherwise) that contradict the conditions of this License, they do not<text:line-break/>excuse you from the conditions of this License. If you cannot distribute so as to satisfy simultaneously your obligations under this License and any other pertinent obligations, then as a consequence you may not distribute the Library at all. For example, if a patent<text:line-break/>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P3">If any portion of this section is held invalid or unenforceable under any particular circumstance, the balance of the section is intended to apply, and the section as a whole is intended to apply in other circumstances.</text:p>
      <text:p text:style-name="P3">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3">This section is intended to make thoroughly clear what is believed to be a consequence of the rest of this License.</text:p>
      <text:p text:style-name="P3">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3"><text:soft-page-break/>13. The Free Software Foundation may publish revised and/or new versions of the <text:change-start text:change-id="ct2446322853104"/>Library<text:change-end text:change-id="ct2446322853104"/><text:change text:change-id="ct2447963745152"/> General Public License from time to time. Such new versions will be similar in spirit to the present version, but may differ in detail to address new problems or concerns.</text:p>
      <text:p text:style-name="P3">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3">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3">NO WARRANTY</text:p>
      <text:p text:style-name="P5">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HE ENTIRE RISK AS TO THE QUALITY AND PERFORMANCE OF THE<text:line-break/>LIBRARY IS WITH YOU. SHOULD THE LIBRARY PROVE DEFECTIVE, YOU ASSUME<text:line-break/>THE COST OF ALL NECESSARY SERVICING, REPAIR OR CORRECTION.</text:p>
      <text:p text:style-name="P2"><text:span text:style-name="T2">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 CONSEQUENTIAL DAMAGES ARISING OUT OF THE USE OR INABILITY TO USE THE<text:line-break/>LIBRARY (INCLUDING BUT NOT LIMITED TO LOSS OF DATA OR DATA BEING RENDERED INACCURATE OR LOSSES SUSTAINED BY YOU OR THIRD PARTIES OR A FAILURE OF THE LIBRARY TO OPERATE WITH ANY OTHER SOFTWARE), EVEN IF SUCH HOLDER OR OTHER PARTY HAS BEEN ADVISED OF THE POSSIBILITY OF SUCH<text:line-break/>DAMAGES.</text:span></text:p>
      <text:p text:style-name="P3">END OF TERMS AND CONDITIONS</text:p>
      <text:p text:style-name="P5">How to Apply These Terms to Your New Libraries</text:p>
      <text:p text:style-name="P5">If you develop a new library, and you want it to be of the greatest possible use to the public, we recommend making it free software that everyone can redistribute and change. You can <text:soft-page-break/>do so by permitting redistribution under these terms (or, alternatively, under the terms of the ordinary General Public License).</text:p>
      <text:p text:style-name="P3">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3">&lt;one line to give the library’s name and <text:change-start text:change-id="ct2446320522416"/>a brief <text:change-end text:change-id="ct2446320522416"/><text:change text:change-id="ct2447963758832"/>idea of what it does.&gt;<text:line-break/>Copyright (C) &lt;year&gt; &lt;name of author&gt;</text:p>
      <text:p text:style-name="P3">This library is free software; you can redistribute it and/or modify it under the terms of the GNU <text:change-start text:change-id="ct2446320526256"/>Library<text:change-end text:change-id="ct2446320526256"/><text:change text:change-id="ct2447963748992"/> General Public License as published by the Free Software Foundation; either version 2<text:change text:change-id="ct2447963749232"/> of the License, or (at your option) any later version.</text:p>
      <text:p text:style-name="P3">This library is distributed in the hope that it will be useful, but WITHOUT ANY WARRANTY; without even the implied warranty of MERCHANTABILITY or FITNESS FOR A PARTICULAR PURPOSE. See the GNU <text:change-start text:change-id="ct2446320528656"/>Library<text:change-end text:change-id="ct2446320528656"/><text:change text:change-id="ct2447963758352"/> General Public License for more details.</text:p>
      <text:p text:style-name="P3">You should have received a copy of the GNU <text:change-start text:change-id="ct2446320526496"/>Library<text:change-end text:change-id="ct2446320526496"/><text:change text:change-id="ct2447963751152"/> General Public License along with this library; if not, write to the Free Software Foundation, Inc., <text:change-start text:change-id="ct2446320524096"/>51 Franklin Street, Fifth Floor<text:change-end text:change-id="ct2446320524096"/><text:change text:change-id="ct2447963755232"/>, Boston, MA <text:change-start text:change-id="ct2446320523856"/>02110-1301<text:change-end text:change-id="ct2446320523856"/><text:change text:change-id="ct2447963746592"/> USA</text:p>
      <text:p text:style-name="P3">Also add information on how to contact you by electronic and paper mail.</text:p>
      <text:p text:style-name="P3">You should also get your employer (if you work as a programmer) or your school, if any, to sign a “copyright disclaimer” for the library, if necessary. Here is a sample; alter the names:</text:p>
      <text:p text:style-name="P3">Yoyodyne, Inc., hereby disclaims all copyright interest in the library `Frob’ (a library for tweaking knobs) written by James Random Hacker.</text:p>
      <text:p text:style-name="P5"><text:change-start text:change-id="ct2446320522656"/>&lt;<text:change-end text:change-id="ct2446320522656"/>signature of Ty Coon<text:change-start text:change-id="ct2446567013456"/>&gt;, <text:change-end text:change-id="ct2446567013456"/>1 April 1990<text:line-break/>Ty Coon, President of Vice</text:p>
      <text:p text:style-name="P5">That’s all there is to it!</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4-12T16:15:42.712000000</meta:creation-date>
    <dc:date>2024-04-13T08:01:52.646000000</dc:date>
    <meta:editing-duration>PT15H25M45S</meta:editing-duration>
    <meta:editing-cycles>3</meta:editing-cycles>
    <meta:generator>LibreOffice/6.3.4.2$Windows_X86_64 LibreOffice_project/60da17e045e08f1793c57c00ba83cdfce946d0aa</meta:generator>
    <meta:document-statistic meta:table-count="0" meta:image-count="0" meta:object-count="0" meta:page-count="10" meta:paragraph-count="83" meta:word-count="4184" meta:character-count="24652" meta:non-whitespace-character-count="20547"/>
  </office:meta>
</office:document-meta>
</file>